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50000035A04D8274CE06247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draw:frame draw:style-name="fr1" draw:name="Image1" text:anchor-type="char" svg:x="0in" svg:y="0.3646in" svg:width="6.9252in" svg:height="6.9654in" draw:z-index="0"><draw:image xlink:href="Pictures/10000001000003550000035A04D8274CE06247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4T10:23:24.563000000</meta:creation-date>
    <meta:generator>LibreOffice/7.3.4.2$Windows_X86_64 LibreOffice_project/728fec16bd5f605073805c3c9e7c4212a0120dc5</meta:generator>
    <dc:date>2024-04-24T10:45:50.278000000</dc:date>
    <meta:editing-duration>PT11M45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</office:meta>
</office:document-meta>
</file>